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ru" fo:country="RU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44380696" text:id="ct244380696">
          <text:insertion>
            <office:change-info>
              <dc:creator>&lt;анонимный&gt;</dc:creator>
              <dc:date>2012-11-15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ГБУ "Федеральный научно-клинический центр </text:p>
      <text:p text:style-name="P4">Детской гематологии, онкологии и иммунологии </text:p>
      <text:p text:style-name="P2"><text:span text:style-name="T1">им. Дмитрия Рогачёва"</text:span> </text:p>
      <text:p text:style-name="P1"/>
      <text:p text:style-name="P6">Согласие пациента на обследование и лечение</text:p>
      <text:p text:style-name="P1"/>
      <text:p text:style-name="P1"/>
      <text:p text:style-name="P1">Я, ____________________________________________________________________________________ </text:p>
      <text:p text:style-name="P1">паспорт:____________________________,выдан:_____________________________________________ </text:p>
      <text:p text:style-name="P1">______________________________________________________________________________________</text:p>
      <text:p text:style-name="P3">являюсь законным представителем (мать, отец, усыновитель, опекун,попечитель) ребенка: </text:p>
      <text:p text:style-name="P3"><text:change-start text:change-id="ct244380696"/><text:span text:style-name="T3">getFullName('name') </text:span><text:change-end text:change-id="ct244380696"/><text:span text:style-name="T2"><text:s/></text:span><text:s/>даю свое согласие на основании закона Федерального закона от 21.11.2011г. № 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1"/>
      <text:p text:style-name="P5">Я ознакомлен (ознакомлена) с распорядком и правилами лечебно-охранительного режима, установленного в ФНКЦ «ДГОИ им.Дмитрия Рогачева» Минздрава России.</text:p>
      <text:p text:style-name="P1"/>
      <text:p text:style-name="P1">Подпись ______________________</text:p>
      <text:p text:style-name="P1"/>
      <text:p text:style-name="P1">Дата<text:bookmark text:name="лл"/> <text:date style:data-style-name="N37" text:date-value="2013-06-07T16:41:29.70">07.06.13</text:date></text:p>
      <text:p text:style-name="P1"/>
      <text:p text:style-name="P1"/>
      <text:p text:style-name="P1"/>
      <text:p text:style-name="P3">Законный представитель пациента расписался в моем присутствии.</text:p>
      <text:p text:style-name="P3"/>
      <text:p text:style-name="P3">Дежурная медицинская сестра приемного отделения ________________________________ (Ф.И.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3-06-07T16:41:29.61</dc:date>
    <meta:editing-duration>PT14M39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174" meta:character-count="1733"/>
  </office:meta>
</office:document-meta>
</file>